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1BAE94091D4D6995EF6.png" manifest:media-type="image/png"/>
  <manifest:file-entry manifest:full-path="Pictures/10000001000001C20000019AED28387C0C1E6FF6.png" manifest:media-type="image/png"/>
  <manifest:file-entry manifest:full-path="Pictures/10000001000001C4000001BAC613B8E534440692.png" manifest:media-type="image/png"/>
  <manifest:file-entry manifest:full-path="Pictures/10000001000001C4000001BADFE63D9A9AE992E5.png" manifest:media-type="image/png"/>
  <manifest:file-entry manifest:full-path="Pictures/10000001000001C20000019A59C412BBF6ACE95C.png" manifest:media-type="image/png"/>
  <manifest:file-entry manifest:full-path="Pictures/10000001000001C20000019AB738DDCD9E7AA112.png" manifest:media-type="image/png"/>
  <manifest:file-entry manifest:full-path="Pictures/10000001000001C4000001BAD5D9C0CEE5A11C90.png" manifest:media-type="image/png"/>
  <manifest:file-entry manifest:full-path="Pictures/10000001000001C20000019AF571DA0500B5D0FD.png" manifest:media-type="image/png"/>
  <manifest:file-entry manifest:full-path="Pictures/10000001000001C4000001BA05034627C3EA6E05.png" manifest:media-type="image/png"/>
  <manifest:file-entry manifest:full-path="Pictures/10000001000001C4000001BADA3532389DF77A1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da7be" officeooo:paragraph-rsid="001560bd"/>
    </style:style>
    <style:style style:name="P3" style:family="paragraph">
      <loext:graphic-properties draw:fill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8602in" fo:min-width="0.8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02in" svg:stroke-color="#ff0000" draw:marker-start-width="0.2in" draw:marker-end-width="0.2in" draw:fill="none" draw:textarea-horizontal-align="justify" draw:textarea-vertical-align="middle" draw:auto-grow-height="false" fo:min-height="0.2327in" fo:min-width="0.8374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799in" svg:stroke-color="#ff420e" draw:marker-start-width="0.2598in" draw:marker-end-width="0.2598in" draw:fill="none" draw:textarea-horizontal-align="justify" draw:textarea-vertical-align="middle" draw:auto-grow-height="false" fo:min-height="0.5091in" fo:min-width="2.6453in" fo:padding-top="0.0398in" fo:padding-bottom="0.0398in" fo:padding-left="0.0398in" fo:padding-right="0.0398in" draw:shadow-offset-x="0.1201in" draw:shadow-offset-y="0.1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custom-shape text:anchor-type="paragraph" draw:z-index="11" draw:name="Shape 2" draw:style-name="gr2" draw:text-style-name="P3" svg:width="1.2406in" svg:height="0.3858in" svg:x="1.4516in" svg:y="0.64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" draw:name="Shape 3" draw:style-name="gr2" draw:text-style-name="P3" svg:width="1.2406in" svg:height="0.3858in" svg:x="3.5866in" svg:y="0.536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 4" draw:style-name="gr2" draw:text-style-name="P3" svg:width="1.2406in" svg:height="0.3858in" svg:x="2.0453in" svg:y="1.025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 5" draw:style-name="gr2" draw:text-style-name="P3" svg:width="1.2406in" svg:height="0.3858in" svg:x="1.5138in" svg:y="2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5" draw:name="Shape 6" draw:style-name="gr2" draw:text-style-name="P3" svg:width="1.2406in" svg:height="0.3858in" svg:x="1.3575in" svg:y="3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6" draw:name="Shape 7" draw:style-name="gr2" draw:text-style-name="P3" svg:width="1.2406in" svg:height="0.3858in" svg:x="1.9618in" svg:y="5.71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" draw:name="Shape 8" draw:style-name="gr2" draw:text-style-name="P3" svg:width="1.2406in" svg:height="0.3858in" svg:x="2.1181in" svg:y="7.0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1" text:anchor-type="char" svg:x="0.0563in" svg:y="-0.4484in" svg:width="4.7083in" svg:height="4.6047in" draw:z-index="0"><draw:image xlink:href="Pictures/10000001000001C4000001BAE94091D4D6995EF6.png" xlink:type="simple" xlink:show="embed" xlink:actuate="onLoad" draw:mime-type="image/png"/></draw:frame><draw:frame draw:style-name="fr1" draw:name="Image2" text:anchor-type="char" svg:x="0.6291in" svg:y="4.5346in" svg:width="4.7083in" svg:height="4.6047in" draw:z-index="1"><draw:image xlink:href="Pictures/10000001000001C20000019AED28387C0C1E6FF6.png" xlink:type="simple" xlink:show="embed" xlink:actuate="onLoad" draw:mime-type="image/png"/></draw:frame>Windows puTTY setup to interact with SOC_Particle serial port</text:p>
      <text:p text:style-name="P1"><draw:custom-shape text:anchor-type="paragraph" draw:z-index="8" draw:name="Shape 1" draw:style-name="gr3" draw:text-style-name="P3" svg:width="3.7398in" svg:height="0.7189in" svg:x="2.4in" svg:y="1.525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 9" draw:style-name="gr2" draw:text-style-name="P3" svg:width="1.2406in" svg:height="0.3858in" svg:x="2.3472in" svg:y="6.2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9" draw:name="Shape 10" draw:style-name="gr2" draw:text-style-name="P3" svg:width="1.2406in" svg:height="0.3858in" svg:x="3.5244in" svg:y="7.8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3" text:anchor-type="char" svg:width="4.7083in" svg:height="4.6047in" draw:z-index="2"><draw:image xlink:href="Pictures/10000001000001C4000001BAC613B8E534440692.png" xlink:type="simple" xlink:show="embed" xlink:actuate="onLoad" draw:mime-type="image/png"/></draw:frame><draw:frame draw:style-name="fr1" draw:name="Image4" text:anchor-type="char" svg:x="1.1709in" svg:y="5.0417in" svg:width="4.7083in" svg:height="4.6047in" draw:z-index="3"><draw:image xlink:href="Pictures/10000001000001C4000001BADFE63D9A9AE992E5.png" xlink:type="simple" xlink:show="embed" xlink:actuate="onLoad" draw:mime-type="image/png"/></draw:frame></text:p>
      <text:p text:style-name="P1"><draw:custom-shape text:anchor-type="paragraph" draw:z-index="20" draw:name="Shape 11" draw:style-name="gr2" draw:text-style-name="P3" svg:width="1.2406in" svg:height="0.3858in" svg:x="2.5453in" svg:y="6.109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1" draw:name="Shape 12" draw:style-name="gr2" draw:text-style-name="P3" svg:width="1.2406in" svg:height="0.3858in" svg:x="3.9516in" svg:y="6.129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5" text:anchor-type="char" svg:width="4.7083in" svg:height="4.6047in" draw:z-index="4"><draw:image xlink:href="Pictures/10000001000001C4000001BAD5D9C0CEE5A11C90.png" xlink:type="simple" xlink:show="embed" xlink:actuate="onLoad" draw:mime-type="image/png"/></draw:frame><draw:frame draw:style-name="fr1" draw:name="Image6" text:anchor-type="char" svg:x="1.1709in" svg:y="5.1354in" svg:width="4.7083in" svg:height="4.6047in" draw:z-index="5"><draw:image xlink:href="Pictures/10000001000001C4000001BA05034627C3EA6E05.png" xlink:type="simple" xlink:show="embed" xlink:actuate="onLoad" draw:mime-type="image/png"/></draw:frame></text:p>
      <text:p text:style-name="P1"><draw:custom-shape text:anchor-type="paragraph" draw:z-index="22" draw:name="Shape 14" draw:style-name="gr1" draw:text-style-name="P3" svg:width="1.2406in" svg:height="1.2732in" svg:x="4.6075in" svg:y="2.1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" draw:name="Shape 13" draw:style-name="gr1" draw:text-style-name="P3" svg:width="1.2406in" svg:height="1.2732in" svg:x="4.3783in" svg:y="7.845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9" text:anchor-type="char" svg:x="0.6189in" svg:y="5.1354in" svg:width="4.6874in" svg:height="4.2709in" draw:z-index="9"><draw:image xlink:href="Pictures/10000001000001C20000019AB738DDCD9E7AA112.png" xlink:type="simple" xlink:show="embed" xlink:actuate="onLoad" draw:mime-type="image/png"/></draw:frame><draw:frame draw:style-name="fr1" draw:name="Image10" text:anchor-type="char" svg:x="1.0035in" svg:y="-0.5161in" svg:width="4.6874in" svg:height="4.2709in" draw:z-index="10"><draw:image xlink:href="Pictures/10000001000001C20000019A59C412BBF6ACE95C.png" xlink:type="simple" xlink:show="embed" xlink:actuate="onLoad" draw:mime-type="image/png"/></draw:frame></text:p>
      <text:p text:style-name="P1"><draw:custom-shape text:anchor-type="paragraph" draw:z-index="24" draw:name="Shape 15" draw:style-name="gr1" draw:text-style-name="P3" svg:width="1.2406in" svg:height="1.2732in" svg:x="4.9409in" svg:y="3.626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5" draw:name="Shape 16" draw:style-name="gr1" draw:text-style-name="P3" svg:width="1.2406in" svg:height="1.2732in" svg:x="3.722in" svg:y="7.80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7" text:anchor-type="char" svg:width="4.7083in" svg:height="4.6047in" draw:z-index="6"><draw:image xlink:href="Pictures/10000001000001C20000019AF571DA0500B5D0FD.png" xlink:type="simple" xlink:show="embed" xlink:actuate="onLoad" draw:mime-type="image/png"/></draw:frame><draw:frame draw:style-name="fr1" draw:name="Image8" text:anchor-type="char" svg:x="1.0563in" svg:y="5.4791in" svg:width="4.7083in" svg:height="4.6047in" draw:z-index="7"><draw:image xlink:href="Pictures/10000001000001C4000001BADA3532389DF77A1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04:25:52.101000000</meta:creation-date>
    <dc:date>2023-06-11T05:06:32.781000000</dc:date>
    <meta:editing-duration>PT2H37M51S</meta:editing-duration>
    <meta:editing-cycles>6</meta:editing-cycles>
    <meta:generator>LibreOffice/7.5.1.2$Windows_X86_64 LibreOffice_project/fcbaee479e84c6cd81291587d2ee68cba099e129</meta:generator>
    <meta:document-statistic meta:table-count="0" meta:image-count="10" meta:object-count="0" meta:page-count="5" meta:paragraph-count="1" meta:word-count="9" meta:character-count="61" meta:non-whitespace-character-count="53"/>
  </office:meta>
</office:document-meta>
</file>